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6000002547B2B4DBD2EDE32B3.png" manifest:media-type="image/png"/>
  <manifest:file-entry manifest:full-path="Pictures/10000201000002F700000149B17B37151FEA78D9.png" manifest:media-type="image/png"/>
  <manifest:file-entry manifest:full-path="Pictures/10000201000002E9000003184FB844E25CD6C8C3.png" manifest:media-type="image/png"/>
  <manifest:file-entry manifest:full-path="Pictures/10000201000002F400000111BD6A1D3E24F84325.png" manifest:media-type="image/png"/>
  <manifest:file-entry manifest:full-path="Pictures/10000201000002EF000002CD71865A7CD649BF5A.png" manifest:media-type="image/png"/>
  <manifest:file-entry manifest:full-path="Pictures/10000201000002FC0000024D39ECF28AD6CC4F96.png" manifest:media-type="image/png"/>
  <manifest:file-entry manifest:full-path="Pictures/10000201000002E9000000D06B61060904620CC8.png" manifest:media-type="image/png"/>
  <manifest:file-entry manifest:full-path="Pictures/10000201000002FF0000014A289741E15D785B3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9a80" officeooo:paragraph-rsid="00089a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ap Nodes (Algo)</text:p>
      <text:p text:style-name="P1"><draw:frame draw:style-name="fr3" draw:name="Image1" text:anchor-type="char" svg:width="18.154cm" svg:height="19.299cm" draw:z-index="0"><draw:image xlink:href="Pictures/10000201000002E9000003184FB844E25CD6C8C3.png" xlink:type="simple" xlink:show="embed" xlink:actuate="onLoad" draw:mime-type="image/png"/></draw:frame><text:s/></text:p>
      <text:p text:style-name="P1"><draw:frame draw:style-name="fr3" draw:name="Image2" text:anchor-type="char" svg:width="16.956cm" svg:height="6.121cm" draw:z-index="1"><draw:image xlink:href="Pictures/10000201000002F400000111BD6A1D3E24F84325.png" xlink:type="simple" xlink:show="embed" xlink:actuate="onLoad" draw:mime-type="image/png"/></draw:frame><text:s text:c="4"/></text:p>
      <text:p text:style-name="P1"><text:s/></text:p>
      <text:p text:style-name="P1"><draw:frame draw:style-name="fr2" draw:name="Image3" text:anchor-type="char" svg:x="0.265cm" svg:y="0.101cm" svg:width="19.001cm" svg:height="18.14cm" draw:z-index="2"><draw:image xlink:href="Pictures/10000201000002EF000002CD71865A7CD649BF5A.png" xlink:type="simple" xlink:show="embed" xlink:actuate="onLoad" draw:mime-type="image/png"/></draw:frame><text:soft-page-break/><text:s text:c="2"/></text:p>
      <text:p text:style-name="P1"><draw:frame draw:style-name="fr1" draw:name="Image4" text:anchor-type="char" svg:width="19.001cm" svg:height="8.236cm" draw:z-index="3"><draw:image xlink:href="Pictures/10000201000002F700000149B17B37151FEA78D9.png" xlink:type="simple" xlink:show="embed" xlink:actuate="onLoad" draw:mime-type="image/png"/></draw:frame></text:p>
      <text:p text:style-name="P1"><draw:frame draw:style-name="fr1" draw:name="Image5" text:anchor-type="char" svg:width="19.001cm" svg:height="14.647cm" draw:z-index="4"><draw:image xlink:href="Pictures/10000201000002FC0000024D39ECF28AD6CC4F96.png" xlink:type="simple" xlink:show="embed" xlink:actuate="onLoad" draw:mime-type="image/png"/></draw:frame><text:soft-page-break/><text:s/></text:p>
      <text:p text:style-name="P1"/>
      <text:p text:style-name="P1"><text:s/></text:p>
      <text:p text:style-name="P1"><draw:frame draw:style-name="fr1" draw:name="Image6" text:anchor-type="char" svg:width="19.001cm" svg:height="5.304cm" draw:z-index="5"><draw:image xlink:href="Pictures/10000201000002E9000000D06B61060904620CC8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width="19.001cm" svg:height="14.94cm" draw:z-index="6"><draw:image xlink:href="Pictures/10000201000002F6000002547B2B4DBD2EDE32B3.png" xlink:type="simple" xlink:show="embed" xlink:actuate="onLoad" draw:mime-type="image/png"/></draw:frame><text:soft-page-break/></text:p>
      <text:p text:style-name="P1"><draw:frame draw:style-name="fr1" draw:name="Image8" text:anchor-type="char" svg:width="19.001cm" svg:height="8.174cm" draw:z-index="7"><draw:image xlink:href="Pictures/10000201000002FF0000014A289741E15D785B35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21:35:01.387000000</meta:creation-date>
    <dc:date>2022-01-14T21:40:39.207000000</dc:date>
    <meta:editing-duration>PT5M45S</meta:editing-duration>
    <meta:editing-cycles>1</meta:editing-cycles>
    <meta:document-statistic meta:table-count="0" meta:image-count="8" meta:object-count="0" meta:page-count="4" meta:paragraph-count="8" meta:word-count="3" meta:character-count="28" meta:non-whitespace-character-count="15"/>
    <meta:generator>LibreOffice/7.1.8.1$Windows_X86_64 LibreOffice_project/e1f30c802c3269a1d052614453f260e49458c82c</meta:generator>
  </office:meta>
</office:document-meta>
</file>